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brima2" svg:font-family="Ebrima" style:font-adornments="Regular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Calibri2" svg:font-family="Calibri" style:font-adornments="Regular" style:font-family-generic="swiss" style:font-pitch="variable"/>
    <style:font-face style:name="Tahoma2" svg:font-family="Tahoma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79cm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Ebrima2" svg:font-family="Ebrima" style:font-adornments="Regular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lfaen" svg:font-family="Sylfaen" style:font-family-generic="roman" style:font-pitch="variable"/>
    <style:font-face style:name="Sylfaen1" svg:font-family="Sylfaen" style:font-adornments="Regular" style:font-family-generic="roman" style:font-pitch="variable"/>
    <style:font-face style:name="Tahoma" svg:font-family="Tahoma" style:font-family-generic="roman" style:font-pitch="variable"/>
    <style:font-face style:name="Tahoma1" svg:font-family="Tahoma" style:font-adornments="Regular" style:font-family-generic="roman" style:font-pitch="variable"/>
    <style:font-face style:name="Calibri2" svg:font-family="Calibri" style:font-adornments="Regular" style:font-family-generic="swiss" style:font-pitch="variable"/>
    <style:font-face style:name="Tahoma2" svg:font-family="Tahoma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3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Sylfaen1" fo:font-family="Sylfaen" style:font-style-name="Regular" style:font-family-generic="roman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Tahoma2" fo:font-family="Tahoma" style:font-style-name="Regular" style:font-family-generic="swiss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Ebrima2" fo:font-family="Ebrima" style:font-style-name="Regular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03T21:42:33.145000000</meta:creation-date>
    <dc:date>2014-06-03T21:46:10.050000000</dc:date>
    <meta:editing-duration>P0D</meta:editing-duration>
    <meta:editing-cycles>1</meta:editing-cycles>
    <meta:generator>LibreOffice/4.2.4.2$Windows_x86 LibreOffice_project/63150712c6d317d27ce2db16eb94c2f3d7b699f8</meta:generator>
    <meta:document-statistic meta:object-count="405"/>
  </office:meta>
</office:document-meta>
</file>